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fxSerialAutoIncrementModule.includeIn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fxSerialAutoIncrementModule.getSubquery( Configuration tableConf , Configuration columnConf , Configuration mode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xSerialAutoIncrementModule.includeAs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fxSerialAutoIncrementModule.getPreValue( Configuration tableConf , Configuration columnConf , Configuration modeConf , Connection conn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xSerialAutoIncrementModule.getPostValue( Configuration tableConf , Configuration columnConf , Configuration modeConf , Connection conn , Statement stmt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